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Liberation 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ablecidos los Controles para Reducir Importaciones Oficiales – Sabado 1 de Abril de 1978</text:p>
      <text:p text:style-name="P2"/>
      <text:p text:style-name="P2"><text:tab/>A partir del lunes próximo, ninguna importación de despachos oficiales podrá efectuarse sin una autorización previa de la Comisión de Importaciones del sector público.</text:p>
      <text:p text:style-name="P2"><text:tab/>Ayer, en el despacho del ministro de Hacienda, doctor Luis José Silva Luongo, se reunió la citada Comisión, que integran, además del ministro que la preside, el director general del despacho, doctor Luis Eúsebio Almoguera; el doctor Hugo Romero, vicepresidente del Banco Central de Venezuela, encargado de la Gerencia; doctor Lorenzo Azpurua Marturet, ministro de Estado, jefe de Cordiplan; la doctora Lilia Agreda, titular de la Consultoría Jurídica de Hacienda, quien actúa como secretaria, y sendos representantes de ICE y Fomento.</text:p>
      <text:p text:style-name="P2"><text:tab/>Revela una nota de prensa emitida por Hacienda que de acuerdo con la resuelta en esa reunión, el lunes próximo recibirán instrucciones muy precisas las aduanas, puertos y aeropuertos del país, para que no den entrada a ninguna importación realizada por el sector gubernamental, que no haya sido previamente aprobado por la Comisión de Importaciones del Sector Público, creado por decreto presidencial del año pasado. Explica la nota que el control incorpora también el área de los pagos, y a este respecto tanto el Banco Central como los bancos comerciales a través de la Superintendencia de Bancos, serán notificados de que no podrán tramitar apertura de cartas de crédito sobre el exterior, para el financiamiento de las importaciones del sector público que no se encuentren debidamente amparados con la aprobación expresa de la referida Comisión, ante la cual deberán hacer las solicitudes de caso.</text:p>
      <text:p text:style-name="P2"><text:tab/>También revela Hacienda en su nota que la acción de la Comisión esta debidamente coordinada con la de los organismo públicos que directamente participan en la administración <text:s/>y control de importaciones. Fue creada la Comisión por el Presidente de la República con el objeto de racionalizar las importaciones del sector público de acuerdo con una programación idónea, tanto en volumen como la oportunidad de hacerlas, de manera de evitar, en lo posible, congestionamientos en los puertos y aeropuertos nacionales. Ya se ha oficiado a todas las Aduanas marítimas y aéreas, en el sentido ya expuesto y asimismo a todos los organismos oficiales reiterándoles que no pueden hacer importaciones de ninguna clase, sin antes recibir la aprobación clara y precisa de la Comisión. Además, la Comisión no dará curso a solicitudes de importaciones de bienes no debidamente justificadas para la Administración Pública, y ejercerá una rigurosa política selectiva a fin de no autorizar sino aquellas importaciones de evidente utilidad y necesidad para los entes del Estado, y señaladamente en lo concerniente a los servicios públicos que prestan a la colectiv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5T09:09:19</meta:creation-date>
    <dc:date>2013-03-05T10:12:52</dc:date>
    <meta:editing-duration>PT31M26S</meta:editing-duration>
    <meta:editing-cycles>3</meta:editing-cycles>
    <meta:generator>LibreOffice/3.5$Linux_X86_64 LibreOffice_project/350m1$Build-2</meta:generator>
    <meta:document-statistic meta:table-count="0" meta:image-count="0" meta:object-count="0" meta:page-count="1" meta:paragraph-count="5" meta:word-count="442" meta:character-count="2846" meta:non-whitespace-character-count="2404"/>
  </office:meta>
</office:document-meta>
</file>